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3000001401376416C10731297.jpg" manifest:media-type="image/jpeg"/>
  <manifest:file-entry manifest:full-path="Pictures/10000000000000DC00000140536E6FA98007E3F7.jpg" manifest:media-type="image/jpeg"/>
  <manifest:file-entry manifest:full-path="Pictures/100000000000010F0000014076EA2917A1DEA24F.jpg" manifest:media-type="image/jpeg"/>
  <manifest:file-entry manifest:full-path="Pictures/1000000000000140000000DAA507CF84BFC4BC8B.jpg" manifest:media-type="image/jpeg"/>
  <manifest:file-entry manifest:full-path="Pictures/10000000000000A3000000643E46922A31CC70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automatic-styles>
    <style:style style:name="P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style>
    <style:style style:name="P2"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5"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3"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4"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Text_20_body">
      <style:paragraph-properties fo:margin-left="0cm" fo:margin-right="0cm"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 style:font-size-asian="12pt" style:font-style-asian="normal" style:font-weight-asian="normal" style:font-name-complex="arial" style:font-size-complex="12pt"/>
    </style:style>
    <style:style style:name="P1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8" style:family="paragraph" style:parent-style-name="Text_20_body">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1"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2"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4"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5" style:family="paragraph" style:parent-style-name="Heading_20_3">
      <style:paragraph-properties fo:margin-left="0cm" fo:margin-right="0cm" fo:orphans="2" fo:widows="2" fo:text-indent="1cm"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6" style:family="paragraph" style:parent-style-name="Heading_20_3">
      <style:paragraph-properties fo:margin-left="0cm" fo:margin-right="0cm" fo:orphans="2" fo:widows="2" fo:text-indent="1cm"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27" style:family="paragraph" style:parent-style-name="Text_20_body">
      <style:paragraph-properties fo:margin-left="0cm" fo:margin-right="0cm" fo:margin-top="0cm" fo:margin-bottom="0cm" style:contextual-spacing="false" fo:orphans="2" fo:widows="2" fo:text-indent="1cm"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28" style:family="paragraph" style:parent-style-name="Standard">
      <style:paragraph-properties fo:margin-left="0cm" fo:margin-right="0cm" fo:orphans="2" fo:widows="2" fo:text-indent="0cm"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29" style:family="paragraph" style:parent-style-name="Text_20_body">
      <style:paragraph-properties fo:break-before="page"/>
      <style:text-properties fo:font-variant="normal" fo:text-transform="none" style:font-name="DejaVu Sans" fo:font-size="12pt" fo:font-style="normal" officeooo:paragraph-rsid="001f6f63" style:font-name-asian="Arial1" style:font-size-asian="12pt" style:font-style-asian="normal" style:font-name-complex="Arial1" style:font-size-complex="12pt"/>
    </style:style>
    <style:style style:name="P30" style:family="paragraph" style:parent-style-name="Standard">
      <style:paragraph-properties fo:margin-left="0cm" fo:margin-right="0cm" fo:line-height="156%" fo:text-align="center" style:justify-single-word="false" fo:text-indent="1cm"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1" style:family="paragraph" style:parent-style-name="Text_20_body">
      <style:text-properties fo:font-variant="normal" fo:text-transform="none" style:font-name="Lato" fo:font-size="12pt" fo:letter-spacing="normal" fo:font-style="normal" fo:font-weight="normal"/>
    </style:style>
    <style:style style:name="P32" style:family="paragraph" style:parent-style-name="Text_20_body">
      <style:text-properties fo:font-variant="normal" fo:text-transform="none" style:font-name="Lato" fo:font-size="12pt" fo:letter-spacing="normal" fo:font-style="normal" fo:font-weight="normal" officeooo:paragraph-rsid="00321ad5"/>
    </style:style>
    <style:style style:name="P33" style:family="paragraph" style:parent-style-name="Text_20_body">
      <style:text-properties fo:font-variant="normal" fo:text-transform="none" style:font-name="Lato" fo:font-size="12pt" fo:font-style="normal" fo:font-weight="normal" officeooo:paragraph-rsid="0029a961"/>
    </style:style>
    <style:style style:name="P34" style:family="paragraph" style:parent-style-name="Text_20_body">
      <style:text-properties fo:font-variant="normal" fo:text-transform="none" fo:letter-spacing="normal"/>
    </style:style>
    <style:style style:name="P35"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style:font-size-asian="12pt" style:font-size-complex="12pt"/>
    </style:style>
    <style:style style:name="P36"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officeooo:paragraph-rsid="001f6f63" style:font-size-asian="12pt" style:font-size-complex="12pt"/>
    </style:style>
    <style:style style:name="P3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style:font-name="DejaVu Sans" fo:font-size="12pt" style:font-size-asian="12pt" style:font-size-complex="12pt"/>
    </style:style>
    <style:style style:name="P38" style:family="paragraph" style:parent-style-name="Text_20_body">
      <style:paragraph-properties fo:margin-left="0cm" fo:margin-right="0cm" fo:margin-top="1.323cm" fo:margin-bottom="0.794cm" style:contextual-spacing="false" fo:line-height="160%" fo:orphans="2" fo:widows="2" fo:text-indent="1cm" style:auto-text-indent="false" fo:break-before="page"/>
      <style:text-properties style:font-name="DejaVu Sans" fo:font-size="12pt" style:font-size-asian="12pt" style:font-size-complex="12pt"/>
    </style:style>
    <style:style style:name="P39" style:family="paragraph" style:parent-style-name="Text_20_body">
      <style:text-properties style:font-name="DejaVu Sans" fo:font-size="12pt" style:font-size-asian="12pt" style:font-size-complex="12pt"/>
    </style:style>
    <style:style style:name="P40" style:family="paragraph" style:parent-style-name="Text_20_body">
      <style:text-properties style:font-name="DejaVu Sans" fo:font-size="12pt" officeooo:rsid="000fb686" officeooo:paragraph-rsid="00133952" style:font-size-asian="12pt" style:font-size-complex="12pt"/>
    </style:style>
    <style:style style:name="P41" style:family="paragraph" style:parent-style-name="Standard">
      <style:text-properties style:font-name="DejaVu Sans" fo:font-size="12pt" officeooo:rsid="000fb686" officeooo:paragraph-rsid="00133952" style:font-size-asian="12pt" style:font-size-complex="12pt"/>
    </style:style>
    <style:style style:name="P42" style:family="paragraph" style:parent-style-name="Text_20_body">
      <style:text-properties style:font-name="DejaVu Sans" fo:font-size="12pt" officeooo:paragraph-rsid="00133952" style:font-size-asian="12pt" style:font-size-complex="12pt"/>
    </style:style>
    <style:style style:name="P43" style:family="paragraph" style:parent-style-name="Text_20_body">
      <style:text-properties style:font-name="DejaVu Sans" fo:font-size="12pt" officeooo:paragraph-rsid="001f6f63" style:font-size-asian="12pt" style:font-size-complex="12pt"/>
    </style:style>
    <style:style style:name="P44" style:family="paragraph" style:parent-style-name="Text_20_body">
      <style:paragraph-properties fo:margin-top="0cm" fo:margin-bottom="0cm" style:contextual-spacing="false"/>
      <style:text-properties style:font-name="DejaVu Sans" fo:font-size="12pt" style:font-size-asian="12pt" style:font-size-complex="12pt"/>
    </style:style>
    <style:style style:name="P45" style:family="paragraph" style:parent-style-name="Text_20_body">
      <style:paragraph-properties fo:margin-top="0cm" fo:margin-bottom="0cm" style:contextual-spacing="false" fo:line-height="100%"/>
      <style:text-properties style:font-name="DejaVu Sans" fo:font-size="12pt" style:font-size-asian="12pt" style:font-size-complex="12pt"/>
    </style:style>
    <style:style style:name="P46" style:family="paragraph" style:parent-style-name="Text_20_body">
      <style:paragraph-properties fo:margin-top="0cm" fo:margin-bottom="0cm" style:contextual-spacing="false" fo:text-align="center" style:justify-single-word="false"/>
      <style:text-properties style:font-name="DejaVu Sans" fo:font-size="12pt" style:font-size-asian="12pt" style:font-size-complex="12pt"/>
    </style:style>
    <style:style style:name="P47" style:family="paragraph" style:parent-style-name="Text_20_body">
      <style:paragraph-properties fo:margin-top="0cm" fo:margin-bottom="0cm" style:contextual-spacing="false" fo:text-align="center" style:justify-single-word="false"/>
      <style:text-properties style:font-name="DejaVu Sans" fo:font-size="12pt" officeooo:paragraph-rsid="00133952" style:font-size-asian="12pt" style:font-size-complex="12pt"/>
    </style:style>
    <style:style style:name="P48" style:family="paragraph" style:parent-style-name="Text_20_body">
      <style:text-properties style:font-name="DejaVu Sans" fo:font-size="12pt" officeooo:paragraph-rsid="0033ec7f" style:font-size-asian="12pt" style:font-size-complex="12pt"/>
    </style:style>
    <style:style style:name="P49" style:family="paragraph" style:parent-style-name="Heading_20_3">
      <style:text-properties style:font-name="DejaVu Sans" fo:font-size="12pt" fo:font-weight="normal" style:font-size-asian="12pt" style:font-size-complex="12pt"/>
    </style:style>
    <style:style style:name="P50" style:family="paragraph" style:parent-style-name="Heading_20_3">
      <style:text-properties style:font-name="DejaVu Sans" fo:font-size="12pt" fo:font-weight="bold" officeooo:rsid="00116224" officeooo:paragraph-rsid="00116224" style:font-size-asian="12pt" style:font-weight-asian="bold" style:font-size-complex="12pt" style:font-weight-complex="bold"/>
    </style:style>
    <style:style style:name="P51"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2" style:family="paragraph" style:parent-style-name="Text_20_body">
      <style:text-properties style:font-name="inherit" fo:font-size="12pt" officeooo:paragraph-rsid="0011d4c1" style:font-size-asian="12pt" style:font-size-complex="12pt"/>
    </style:style>
    <style:style style:name="P53" style:family="paragraph" style:parent-style-name="Text_20_body">
      <style:text-properties officeooo:paragraph-rsid="00133952"/>
    </style:style>
    <style:style style:name="P54" style:family="paragraph" style:parent-style-name="Text_20_body">
      <style:paragraph-properties fo:margin-top="0cm" fo:margin-bottom="0cm" style:contextual-spacing="false" fo:text-align="center" style:justify-single-word="false"/>
    </style:style>
    <style:style style:name="P55" style:family="paragraph" style:parent-style-name="Standard">
      <style:paragraph-properties fo:margin-left="0cm" fo:margin-right="0cm" fo:orphans="2" fo:widows="2" fo:text-indent="0cm" style:auto-text-indent="false" fo:break-before="page"/>
      <style:text-properties officeooo:paragraph-rsid="002bcdcb"/>
    </style:style>
    <style:style style:name="P56" style:family="paragraph" style:parent-style-name="Standard">
      <style:paragraph-properties fo:margin-left="0cm" fo:margin-right="0cm" fo:orphans="2" fo:widows="2" fo:text-indent="0cm" style:auto-text-indent="false"/>
      <style:text-properties officeooo:paragraph-rsid="002bcdcb"/>
    </style:style>
    <style:style style:name="P57" style:family="paragraph" style:parent-style-name="Text_20_body">
      <style:text-properties officeooo:paragraph-rsid="00216438"/>
    </style:style>
    <style:style style:name="P58" style:family="paragraph" style:parent-style-name="Heading_20_1" style:master-page-name="Standard">
      <style:paragraph-properties fo:margin-left="0cm" fo:margin-right="0cm" fo:margin-top="0.199cm" fo:margin-bottom="0.101cm" style:contextual-spacing="false" fo:line-height="100%" fo:text-align="center" style:justify-single-word="false" fo:text-indent="1cm"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T1" style:family="text">
      <style:text-properties fo:font-variant="normal" fo:text-transform="none" fo:color="#000000" loext:opacity="100%" style:text-line-through-style="none" style:text-line-through-type="none" style:text-position="0% 100%" fo:font-style="normal" style:text-underline-style="none" officeooo:rsid="0011d4c1" style:font-name-asian="Liberation Serif1" style:font-style-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6"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7"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8"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italic"/>
    </style:style>
    <style:style style:name="T12" style:family="text">
      <style:text-properties style:font-weight-complex="normal"/>
    </style:style>
    <style:style style:name="T13" style:family="text">
      <style:text-properties officeooo:rsid="001272cb"/>
    </style:style>
    <style:style style:name="T14" style:family="text">
      <style:text-properties style:font-name="DejaVu Sans"/>
    </style:style>
    <style:style style:name="T15" style:family="text">
      <style:text-properties style:font-name="DejaVu Sans" fo:font-size="12pt" style:font-size-asian="12pt" style:font-size-complex="12pt"/>
    </style:style>
    <style:style style:name="T16" style:family="text">
      <style:text-properties style:font-name="DejaVu Sans" fo:font-size="12pt" officeooo:rsid="001ec95a" style:font-size-asian="12pt" style:font-size-complex="12pt"/>
    </style:style>
    <style:style style:name="T17" style:family="text">
      <style:text-properties style:font-name="DejaVu Sans" officeooo:rsid="0011c3f7"/>
    </style:style>
    <style:style style:name="T18" style:family="text">
      <style:text-properties officeooo:rsid="00199f3b"/>
    </style:style>
    <style:style style:name="T19" style:family="text">
      <style:text-properties officeooo:rsid="001ec95a"/>
    </style:style>
    <style:style style:name="T20" style:family="text">
      <style:text-properties officeooo:rsid="001f6f63"/>
    </style:style>
    <style:style style:name="T21" style:family="text">
      <style:text-properties officeooo:rsid="00247785"/>
    </style:style>
    <style:style style:name="T22"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3" style:family="text">
      <style:text-properties fo:letter-spacing="normal"/>
    </style:style>
    <style:style style:name="T24" style:family="text">
      <style:text-properties officeooo:rsid="0033bad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Light And Dark Tantra</text:p>
      <text:p text:style-name="P23"/>
      <text:p text:style-name="P24"/>
      <text:p text:style-name="P24"/>
      <text:p text:style-name="P24"/>
      <text:p text:style-name="P24"/>
      <text:p text:style-name="P24"/>
      <text:p text:style-name="P30">William Enckhausen</text:p>
      <text:p text:style-name="P30"/>
      <text:p text:style-name="P2"/>
      <text:p text:style-name="P3"/>
      <text:p text:style-name="P12"><text:line-break/></text:p>
      <text:p text:style-name="P20">Introduction</text:p>
      <text:p text:style-name="P17"/>
      <text:p text:style-name="P18">  </text:p>
      <text:p text:style-name="P31">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31"><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2">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2">I was dissolv<text:span text:style-name="T24">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1">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4"><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1" draw:name="Imagen5" text:anchor-type="as-char" svg:width="5.329cm" svg:height="3.261cm" draw:z-index="2"><draw:image xlink:href="Pictures/10000000000000A3000000643E46922A31CC7005.png" xlink:type="simple" xlink:show="embed" xlink:actuate="onLoad" draw:mime-type="image/png"/></draw:frame></draw:a></text:p>
      <text:p text:style-name="Text_20_body"/>
      <text:p text:style-name="Text_20_body"/>
      <text:p text:style-name="P31">(The kundalini was named Quetzalcoatl by the Toltecs and Kukulkan by the Mayas. A version of the image of Quetzalcoatl is on the Mexican national flag to this day. )</text:p>
      <text:p text:style-name="P31">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4">  </text:p>
      <text:p text:style-name="P31">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31">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4"><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1" draw:name="Imagen6" text:anchor-type="as-char" svg:width="7.969cm" svg:height="5.405cm" draw:z-index="3"><draw:image xlink:href="Pictures/1000000000000140000000DAA507CF84BFC4BC8B.jpg" xlink:type="simple" xlink:show="embed" xlink:actuate="onLoad" draw:mime-type="image/jpeg"/></draw:frame></draw:a></text:p>
      <text:p text:style-name="Text_20_body"/>
      <text:p text:style-name="P31">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31">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33"><text:span text:style-name="T23">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2"><text:line-break/></text:span></text:p>
      <text:p text:style-name="P9"/>
      <text:p text:style-name="P21">Personalities</text:p>
      <text:p text:style-name="P33"><text:span text:style-name="T22"><text:line-break/></text:span><text:a xlink:type="simple" xlink:href="https://workdrive.zoho.com/file/pleth6a3ef47cc67c460d97405f051294dfdd" text:style-name="Internet_20_link" text:visited-style-name="Visited_20_Internet_20_Link">When I was arrested in India</text:a><text:span text:style-name="T22">,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2">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2">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2">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2">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2">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8"><text:a xlink:type="simple" xlink:href="https://drive.google.com/file/d/11n_VZb58xoHsN-ENgUhusyHAdFX6_PSt/view?usp=sharing" text:style-name="Internet_20_link" text:visited-style-name="Visited_20_Internet_20_Link">Video Of Chidghananda</text:a></text:p>
      <text:p text:style-name="P7"><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6">Tantrics of The Dark And The Light</text:p>
      <text:p text:style-name="P3"/>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text:soft-page-break/>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text:soft-page-break/>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ext:soft-page-break/>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text:soft-page-break/>radiated tremendous light that made me almost lose consciousness of my body just by being in his presence.</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text:soft-page-break/>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text:soft-page-break/>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text:span text:style-name="T21">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text:soft-page-break/>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4">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text:soft-page-break/>of Shamitananda are no less destructive than those of Ravana, and that is why Ravana is the classic "mahapapii", or "great sinner." He is great in that regard because after abducting Sita in the guise of a<text:span text:style-name="T18">n acharya </text:span>dressed in orange so many people doubt the good intentions of all <text:span text:style-name="T18">acharyas</text:span>.    </text:p>
      <text:p text:style-name="P6"/>
      <text:p text:style-name="P6"><text:span text:style-name="T18">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26"/>
      <text:p text:style-name="P51">Form And Formless</text:p>
      <text:p text:style-name="P41"/>
      <text:p text:style-name="P40">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42">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19">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3"><text:span text:style-name="T15">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5">the Bay Area and said his friend G. was the first hippie to ever exist.  It was 1964 and this man grew his hair out and started a gardening company called "Flower Power" with a </text:span><text:span text:style-name="T16">V</text:span><text:span text:style-name="T15">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5">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5"><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5">quixotic narco slayer.</text:span></text:a><text:span text:style-name="T15"><text:line-break/> </text:span></text:p>
      <text:p text:style-name="P42">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47"><draw:a xlink:type="simple" xlink:href="https://www.blogger.com/#"><draw:frame draw:style-name="fr1" draw:name="Imagen4" text:anchor-type="as-char" svg:width="6.749cm" svg:height="7.969cm" draw:z-index="4"><draw:image xlink:href="Pictures/100000000000010F0000014076EA2917A1DEA24F.jpg" xlink:type="simple" xlink:show="embed" xlink:actuate="onLoad" draw:mime-type="image/jpeg"/></draw:frame></draw:a></text:p>
      <text:p text:style-name="P27"><text:line-break/></text:p>
      <text:p text:style-name="P28"><text:span text:style-name="T10">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25">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3">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7">Purulia Arms Drop</text:span></text:a><text:span text:style-name="T3">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20">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5"/>
      <text:p text:style-name="P3">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9"/>
      <text:p text:style-name="P55"><text:bookmark text:name="2et92p0"/><text:span text:style-name="T5">The Debate</text:span><text:span text:style-name="T3"><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3">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4">e</text:span><text:span text:style-name="T3">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3">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1"/>
      <text:p text:style-name="P11">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1"/>
      <text:p text:style-name="P56"><text:span text:style-name="T3">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8">The Arms Drop movie trailer</text:span></text:a><text:span text:style-name="T3"><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3">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3">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rpol 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 interviewed the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the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3">disintegrated.<text:line-break/><text:line-break/>We were under house arrest during this time and so I could begin to see how the criminals of Ananda Marga had been utilized by Big Brother to step up their criminal activities to the next level. The very same people behind the smugglers got involved in an international arms deal that was monitored and controlled by M.I. 5 agents from England.<text:line-break/><text:line-break/>I began to think of all of the complexities and dissonance that this whole Ananda Marga experience was creating.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iton to the ideology, for example. And now I had to consider that there are now really intelligent and powerful people who are trying to impose and define what Ananda Marga is all about and that they are only interested in its destruction and dissolution.<text:line-break/><text:line-break/>I think we need to hunt down the Devashish and have a conversation with him. The Devashish made a joke with me just after the court case and our deportation to the U.S. He said, “Have you seen Nirvananda’s new face yet?, he looks good with his new plastic surgery. ” He just laughed and walked away.<text:line-break/><text:line-break/>The producer of the documentary cites another author that considers it is likely that Kim Peter, or Nirvananda, was aided and protected by the CIA. The producer leaves the question open for scrutiny. Some people in Ananda Marga were informants to the CIA and the senior members of the organization knew of this. Kim Peter worked in North America with a gang of Ananda Marga monks. He is still seen as a Robin Hood type of figure. In the beginning, they only smuggled electronics into India to raise money for orphanages and schools. However, they later moved on to greater ventures. Many members of this underground mafia extended into immoral and dangerous international mafia connections. Some were caught and forced to be informers to the FBI and the CIA. I knew who some of these people were and I think they were used as tools to help frame Ananda Marga as a terrorist organization. After the Purulia arms drop Ananda Marga was placed on the FBI’s top 10 global terrorist groups list for several years. Now, they are practically non-existent in North America.</text:span></text:p>
      <text:p text:style-name="P35"/>
      <text:p text:style-name="P37"/>
      <text:p text:style-name="P15"><text:span text:style-name="T9">The Sacrifice</text:span> <text:line-break/><text:line-break/>Last year one of the few remaining noble monastics from Ananda Marga came to visit el Misterio.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el Misterio just before his death and said we were doing the work that Anandamurti intended. I met with leaders of Ananda Marga like Ramananda and Chandranath after the Purulia Arms Drop in 1995. They knew Ananda Marga was infiltrated and was no longer really Ananda Marga. Some factions of A.M. had sold out to the Indian government, others to the communists in West Bengal, while others had sold out to the CIA and Interpol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line-break/><text:line-break/>After hearing this history the noble monk visiting us slammed his fist on my table, alighted upright and shouted “Let us tell them all to go to hell and start over with just Yama and Niyama and Kiirtan!” I was so happy because we needed some orange in this revolution, monastics who can work outside the organization, yet still follow the discipline of Ananda Marga monastics.<text:line-break/><text:line-break/>I thought we had some hope. However, he went back to his tribe in Ranchi that is controlled by gangsters and and nun beaters and told me we needed to make deals with them. This effectively put an end to any possibilities of working with Ananda Marga monastics.<text:line-break/><text:line-break/><text:span text:style-name="T12">Ramananda</text:span><text:line-break/><text:line-break/>Ramananda died recently. He left an autobiography about his life as personal secretary to Anandamurti. I first met him in 1995, just before the Purulia Arms <text:soft-page-break/>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sort of drug or alcohol altered state? Only his eyes were sleepy-looking, but his mind was so awake and sensible. His presence could certainly make one chill out much deeper than with wine or weed.</text:p>
      <text:p text:style-name="P43"><text:line-break/>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line-break/><text:line-break/>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line-break/><text:line-break/>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 I had come to Mexico for naturopathic treatments. I had a dream that I had a strange brain growth in my right hemisphere and then later had it confirmed with a PET scan. I never pursued any treatments or further diagnosis because I knew no doctor would ever understand what is going on with my brain under the fire of kundalini. I started naturopathic therapies a year earlier while I still lived in the U.S., but wanted to immerse myself in them more thoroughly by visiting a naturopathic clinic in Mexico.<text:line-break/><text:line-break/>Ramananda passed through Mexico at that time. He was surrounded by clowns and posers; monks puffed up with the vanity of being the ones chosen to <text:soft-page-break/>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line-break/><text:line-break/>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It was difficult to meditate near them. I opened my eyes to see who was sitting beside me emitting such a heavy vibe. I saw who it was and then I saw Ramananda 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line-break/><text:line-break/>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He told me this story and then looked at me intently and said, “you know, we really could fail.”<text:line-break/><text:line-break/>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line-break/><text:line-break/>Later that night I <text:span text:style-name="T13">practiced my meditation</text:span>. I knew that some really good energy had jumped over to me through Ramananda. I could feel that the gurus blessing was transmitted through him, as if Anandamurti had left a package with him to deliver to me in the right moment. I start to hear the OM sound more loudly than <text:soft-page-break/>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was told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line-break/><text:line-break/>A great master like Anandamurti could heal any disease, physical or mental because he could see the subtle causes deep in the mind and tell people what they needed to do to transform themselves while taking on a great load of the burden himself. He had infinite love and those very close to him also expressed great compassion. Being close to some of these mature disciples was the greatest blessing of my life and I owe everything to those sincere beings that have sacrificed their lives for the work of dharma. I met some who reflected their guru’s compassion so deeply that they began to absorb the suffering of others. They took over the debts, the negative samskaras or negative “karmic” reactions of others so that those struggling to develop their spiritual practices could become strong themselves. It is not that they desire this. Due to their own spiritual freedom and compassionate realization the Macrocosmic Mind expressed this grace through them, as it did through Anandamurti.<text:line-break/><text:line-break/>Chandranath once explained to us that sometimes great disciples of the guru may manifest some degree of grace, but it is very little compared to what Anandamurti expressed. Yogis of this level of maturity are the most valuable people in human society. Their sole duty on this planet is to help others and maintain the balance of dharma. Most of them are now gone. They became very ill as they were aging and their physical bodies no longer had the energy to burn off the samskaras of others. Some died very painful deaths. Despite the fact that so many of their fellow disciples are now falling from the path and only plagued and bogged them down with their deviant expressions, their memory is a testament to the greatness of Anandamurti. Without these beacons of hope, the work of Anandamurti would have never reached the world. The fury of the Headkick Headtrick Tantra is but to lighten their burden by doing my part to get rid of some dead weight.<text:line-break/><text:line-break/></text:p>
      <text:p text:style-name="P29">Ananda Marga, A Revolution?</text:p>
      <text:p text:style-name="P36"><text:span text:style-name="T6">“</text:span><text:span text:style-name="T2">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0">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22">Taraka Brahma</text:p>
      <text:section text:style-name="Sect1" text:name="TextSection">
        <text:p text:style-name="P13">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3">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3">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3">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3">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3"/>
        <text:p text:style-name="P13">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3"/>
        <text:p text:style-name="P13">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3">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3"><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4"><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3"/>
        <text:p text:style-name="P13"><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3"/>
        <text:p text:style-name="P13">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3"/>
        <text:p text:style-name="P13">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3"/>
        <text:p text:style-name="P13">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3"/>
        <text:p text:style-name="P13">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3"/>
        <text:p text:style-name="P13">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3"/>
        <text:p text:style-name="P13">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38"/>
        <text:p text:style-name="P50">Aghora <text:span text:style-name="T1">Tantra</text:span></text:p>
        <text:p text:style-name="P49">A few weeks before the following adventures started I had a dream with Anandamurti that prepared me for the experience. The guru appeared as an officer giving me orders to jump out of an airplane. I was a paratrooper and was the only soldier in the airplane with Him and I realized I had no parachute.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45">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44"><text:line-break/>  </text:p>
        <text:p text:style-name="P46"><draw:a xlink:type="simple" xlink:href="https://draft.blogger.com/#"><draw:frame draw:style-name="fr1" draw:name="Imagen1" text:anchor-type="as-char" svg:width="5.479cm" svg:height="7.969cm" draw:z-index="0"><draw:image xlink:href="Pictures/10000000000000DC00000140536E6FA98007E3F7.jpg" xlink:type="simple" xlink:show="embed" xlink:actuate="onLoad" draw:mime-type="image/jpeg"/></draw:frame></draw:a></text:p>
        <text:p text:style-name="P39"/>
        <text:p text:style-name="P39">Last year, I wrote about in "<text:a xlink:type="simple" xlink:href="https://workdrive.zoho.com/file/plethab98a8ec5d1c4b83bdc0b5af35f9ad0c" text:style-name="Internet_20_link" text:visited-style-name="Visited_20_Internet_20_Link">The Quixotic Narco Slayers</text:a>" how a friend went into a meditative trance and told me my future. There would be a fat man who smoked and had a wife and child with him. He was the leader of the other assassins. They <text:soft-page-break/>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ext:p>
        <text:p text:style-name="P39">The intense genocide started around 2012. The narcos left bodies strewn about across the valley. <text:s/>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39">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39">Just before this affair with the narcos I had a conversation with an old yogi about microvita and occult power. He is considered an expert on the topic. <text:s/>He said that <text:soft-page-break/>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48">A week later, the drama with the narco assassins started. Things were going well; no fear nor anger, nor even aggression stirring in my soul, even though they had me surrounded and I already knew of their intentions. They fired their guns off at night and later I heard a chainsaw start up but then I started to hear the Om sound with its infinite bliss and the Om sound became so loud it drowned out the sound of the chainsaw. <text:s/>I entirely forgot about the narcos as I was in a trance for several hours. <text:s/>When I returned to bodily consciousness I was fine, with all of my limbs still intact! <text:s/>The kundalini is indeed a divine force, the seed of the Macrocosmic divinity within the human microcosm. <text:s/>The kundalini created a spiritual shield to fight off the narco assassins. There was death and horror all around but internally everything was in harmony. </text:p>
        <text:p text:style-name="P48">At that time an old friend writes to me and implores me to forgive "CobraKiller" Shamitananda. I asked if this monk, Shamitananda,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39">That was a big mistake on his part because everything was so intense as I was fighting for my life against the Santa Muerte. My friend angered me and helped me to confuse categories of immoral, “adharmic” people in my mind. I then began <text:soft-page-break/>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39">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39">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39">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2"><text:a xlink:type="simple" xlink:href="https://draft.blogger.com/#" text:style-name="Internet_20_link" text:visited-style-name="Visited_20_Internet_20_Link"><text:span text:style-name="T14">Listen to "Padmasambhava"</text:span></text:a></text:p>
        <text:p text:style-name="P39">“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text:soft-page-break/>little more forgiveness for those enemies who surrender to his compassion and renounce their evil ways.</text:p>
        <text:p text:style-name="P39"><text:line-break/><draw:a xlink:type="simple" xlink:href="https://draft.blogger.com/#"><draw:frame draw:style-name="fr1" draw:name="Imagen2" text:anchor-type="as-char" svg:width="6.052cm" svg:height="7.969cm" draw:z-index="1"><draw:image xlink:href="Pictures/10000000000000F3000001401376416C10731297.jpg" xlink:type="simple" xlink:show="embed" xlink:actuate="onLoad" draw:mime-type="image/jpeg"/></draw:frame></draw:a></text:p>
        <text:p text:style-name="P39"> <text:line-break/><text:span text:style-name="T11">The Vajra flows both upward and downward. Vajra controls Ida and Pingula. Digesting good as well as evil, only those who become completely still inside the Shushumna may wield its power.</text:span></text:p>
        <text:p text:style-name="P39">“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39">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text:soft-page-break/>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39">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39">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line-break/>Aghora Phobia</text:p>
        <text:p text:style-name="P39">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39">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39">Around here it has been pure Aghora, or extreme tantra, for the past five years as <text:soft-page-break/>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39">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39">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39">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39">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horror, but also a desire for justice. It is pointed back at them. May all of the terror <text:soft-page-break/>of the victims, refined and purified in the fire of Brahma, swim back upstream to the minds who perpetuate this genocide.</text:p>
        <text:p text:style-name="P39"/>
        <text:p text:style-name="P45"/>
        <text:p text:style-name="P39"/>
        <text:p text:style-name="P57"><text:a xlink:type="simple" xlink:href="mailto: enckwilliam@protonmail.com?subject=Subscribe" text:style-name="Internet_20_link" text:visited-style-name="Visited_20_Internet_20_Link"><text:span text:style-name="T17"/></text:a></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7-07T09:24:06.111379600</dc:date>
    <meta:editing-duration>PT1H58M1S</meta:editing-duration>
    <meta:editing-cycles>37</meta:editing-cycles>
    <meta:document-statistic meta:table-count="0" meta:image-count="5" meta:object-count="0" meta:page-count="79" meta:paragraph-count="141" meta:word-count="35101" meta:character-count="202707" meta:non-whitespace-character-count="167341"/>
  </office:meta>
</office:document-meta>
</file>